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4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0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01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fo:text-shadow="none" style:text-underline-style="none" fo:font-weight="bold" style:font-name-asian="Segoe UI4" style:font-size-asian="28pt" style:font-style-asian="normal" style:font-weight-asian="bold" style:font-name-complex="Segoe UI4" style:font-size-complex="28pt" style:font-style-complex="normal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2" fo:font-size="36pt" fo:font-style="normal" fo:text-shadow="none" style:text-underline-style="none" fo:font-weight="bold" style:font-name-asian="Segoe UI4" style:font-size-asian="36pt" style:font-style-asian="normal" style:font-weight-asian="bold" style:font-name-complex="Segoe UI4" style:font-size-complex="36pt" style:font-style-complex="normal" style:font-weight-complex="bold"/>
    </style:style>
    <style:style style:name="P6" style:family="paragraph">
      <style:paragraph-properties fo:line-height="100%"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2" fo:font-size="32pt" fo:font-style="normal" fo:text-shadow="none" style:text-underline-style="none" fo:font-weight="normal" style:font-name-asian="Segoe UI4" style:font-size-asian="32pt" style:font-style-asian="normal" style:font-weight-asian="normal" style:font-name-complex="Segoe UI4" style:font-size-complex="32pt" style:font-style-complex="normal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2" fo:font-size="36pt" fo:font-style="normal" fo:text-shadow="none" style:text-underline-style="none" fo:font-weight="bold" style:font-name-asian="Segoe UI4" style:font-size-asian="36pt" style:font-style-asian="normal" style:font-weight-asian="bold" style:font-name-complex="Segoe UI4" style:font-size-complex="36pt" style:font-style-complex="normal" style:font-weight-complex="bold"/>
    </style:style>
    <style:style style:name="P9" style:family="paragraph">
      <style:paragraph-properties fo:margin-left="0cm" fo:margin-right="0cm" fo:line-height="100%" fo:text-align="center" fo:text-indent="0cm"/>
      <style:text-properties style:font-name="Segoe UI Semi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7pt" fo:font-style="normal" fo:text-shadow="none" style:text-underline-style="none" fo:font-weight="bold" style:font-name-asian="Segoe UI4" style:font-size-asian="36pt" style:font-style-asian="normal" style:font-weight-asian="bold" style:font-name-complex="Segoe UI4" style:font-size-complex="36pt" style:font-style-complex="normal" style:font-weight-complex="bold"/>
    </style:style>
    <style:style style:name="P11" style:family="paragraph">
      <style:paragraph-properties fo:margin-left="2.062cm" fo:margin-right="0cm" fo:line-height="100%" fo:text-align="center" fo:text-indent="-2.062cm"/>
    </style:style>
    <style:style style:name="P12" style:family="paragraph">
      <loext:graphic-properties draw:fill="none" draw:fill-color="#ffffff"/>
      <style:paragraph-properties fo:margin-left="2.062cm" fo:margin-right="0cm" fo:margin-top="0cm" fo:margin-bottom="0cm" fo:line-height="100%" fo:text-align="center" fo:text-indent="-2.062cm" style:text-autospace="none"/>
      <style:text-properties fo:color="#000000" style:font-name="Segoe UI2" fo:font-size="36pt" fo:font-style="normal" fo:text-shadow="none" style:text-underline-style="none" fo:font-weight="bold" style:font-name-asian="Segoe UI4" style:font-size-asian="36pt" style:font-style-asian="normal" style:font-weight-asian="bold" style:font-name-complex="Segoe UI4" style:font-size-complex="36pt" style:font-style-complex="normal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2.011cm" fo:margin-right="0cm" fo:margin-top="0cm" fo:margin-bottom="0cm" fo:line-height="100%" fo:text-align="center" fo:text-indent="-1.693cm" style:text-autospace="none"/>
      <style:text-properties fo:color="#000000" style:font-name="Arial1" fo:font-size="36pt" fo:font-style="normal" fo:text-shadow="none" style:text-underline-style="none" fo:font-weight="bold" style:font-name-asian="Segoe UI4" style:font-size-asian="36pt" style:font-style-asian="normal" style:font-weight-asian="bold" style:font-name-complex="Segoe UI4" style:font-size-complex="36pt" style:font-style-complex="normal" style:font-weight-complex="bold"/>
    </style:style>
    <style:style style:name="P15" style:family="paragraph">
      <style:paragraph-properties fo:margin-left="2.011cm" fo:margin-right="0cm" fo:text-align="center" fo:text-indent="-1.693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>
        <style:tab-stops>
          <style:tab-stop style:position="19.05cm" style:type="right"/>
        </style:tab-stops>
      </style:paragraph-properties>
      <style:text-properties fo:color="#000000" style:font-name="Arial1" fo:font-size="27pt" fo:font-style="normal" fo:text-shadow="1pt 1pt" style:text-underline-style="none" fo:font-weight="normal" style:font-name-asian="Segoe UI4" style:font-size-asian="36pt" style:font-style-asian="normal" style:font-weight-asian="normal" style:font-name-complex="Segoe UI4" style:font-size-complex="36pt" style:font-style-complex="normal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2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font-name="Segoe UI2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333333" style:font-name="Segoe UI Semibold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333333" style:font-name="Segoe UI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font-name="Segoe UI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font-name="Segoe UI Semibold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666666" style:font-name="Segoe UI Semibold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666666" style:font-name="Segoe UI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Segoe UI Semibold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color="#000000" style:font-name="Segoe UI2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000000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color="#000000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ffffff" style:font-name="Arial1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27pt"/>
    </style:style>
    <style:style style:name="T17" style:family="text">
      <style:text-properties style:font-name="Segoe UI2" fo:font-size="20pt" fo:text-shadow="1pt 1pt" style:font-size-asian="20pt" style:font-size-complex="20pt"/>
    </style:style>
    <style:style style:name="T1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519cm">
          <draw:text-box>
            <text:p text:style-name="P1"><text:span text:style-name="T1">HYMN #474 </text:span></text:p>
            <text:p text:style-name="P1"><text:span text:style-name="T2">“</text:span><text:span text:style-name="T2">Alleluia! Jesus Is Rise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5" draw:layer="layout" svg:width="24.638cm" svg:height="7.011cm" svg:x="1.802cm" svg:y="0.435cm">
          <draw:text-box>
            <text:p text:style-name="P4"><text:span text:style-name="T3">1. </text:span><text:span text:style-name="T4">Alleluia! Jesus is risen!</text:span></text:p>
            <text:p text:style-name="P4"><text:span text:style-name="T4">Trumpets resounding in glorious light</text:span></text:p>
            <text:p text:style-name="P4"><text:span text:style-name="T4">Splendor, the Lamb, Heaven forever!</text:span></text:p>
            <text:p text:style-name="P4"><text:span text:style-name="T4">Oh, what a miracle God has in sigh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4" draw:text-style-name="P7" draw:layer="layout" svg:width="24.638cm" svg:height="5.134cm" svg:x="1.778cm" svg:y="0.32cm">
          <draw:text-box>
            <text:p text:style-name="P6"><text:span text:style-name="T5">Refrain:</text:span><text:span text:style-name="T6"> </text:span><text:span text:style-name="T7"><text:s/></text:span></text:p>
            <text:p text:style-name="P6"><text:span text:style-name="T7"><text:s text:c="9"/></text:span><text:span text:style-name="T4">Jesus is risen and we shall arise:</text:span><text:span text:style-name="T4"><text:line-break/></text:span><text:span text:style-name="T4"> <text:s text:c="8"/>Give God the glory! <text:s/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8" draw:layer="layout" svg:width="25.4cm" svg:height="7.366cm" svg:x="1.27cm" svg:y="0.508cm">
          <draw:text-box>
            <text:p text:style-name="P4"><text:span text:style-name="T3">2. </text:span><text:span text:style-name="T4">Walking the way, Christ in the center</text:span></text:p>
            <text:p text:style-name="P4"><text:span text:style-name="T4">Telling the story to open our eyes;</text:span></text:p>
            <text:p text:style-name="P4"><text:span text:style-name="T4">Breaking our bread, Giving us glory:</text:span></text:p>
            <text:p text:style-name="P4"><text:span text:style-name="T4">Jesus our blessing, our constant surpr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 presentation:presentation-page-layout-name="AL1T0">
        <draw:frame draw:style-name="gr4" draw:text-style-name="P7" draw:layer="layout" svg:width="24.638cm" svg:height="5.134cm" svg:x="1.778cm" svg:y="0.32cm">
          <draw:text-box>
            <text:p text:style-name="P6"><text:span text:style-name="T5"><text:s/></text:span><text:span text:style-name="T5">Refrain:</text:span><text:span text:style-name="T7"> </text:span></text:p>
            <text:p text:style-name="P6"><text:span text:style-name="T7"><text:s text:c="9"/></text:span><text:span text:style-name="T4">Jesus is risen and we shall arise:</text:span><text:span text:style-name="T4"><text:line-break/></text:span><text:span text:style-name="T4"> <text:s text:c="8"/>Give God the glory! <text:s/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6" draw:text-style-name="P10" draw:layer="layout" svg:width="25.146cm" svg:height="7.011cm" svg:x="1.27cm" svg:y="0.508cm">
          <draw:text-box>
            <text:p text:style-name="P9"><text:span text:style-name="T8">3. </text:span><text:span text:style-name="T4">Jesus the vine, We are the branches;</text:span></text:p>
            <text:p text:style-name="P9"><text:span text:style-name="T4">Life in the Spirit the fruit of the tree;</text:span></text:p>
            <text:p text:style-name="P9"><text:span text:style-name="T4">Heaven to earth, Christ to the people,</text:span></text:p>
            <text:p text:style-name="P9"><text:span text:style-name="T4">Gift of the future now flowing to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 presentation:presentation-page-layout-name="AL1T0">
        <draw:frame draw:style-name="gr4" draw:text-style-name="P7" draw:layer="layout" svg:width="24.638cm" svg:height="5.134cm" svg:x="1.778cm" svg:y="0.32cm">
          <draw:text-box>
            <text:p text:style-name="P6"><text:span text:style-name="T9"><text:s/></text:span><text:span text:style-name="T9">Refrain:</text:span><text:span text:style-name="T10"> </text:span><text:span text:style-name="T7"><text:s/></text:span></text:p>
            <text:p text:style-name="P6"><text:span text:style-name="T7"><text:s text:c="9"/></text:span><text:span text:style-name="T4">Jesus is risen and we shall arise:</text:span><text:span text:style-name="T4"><text:line-break/></text:span><text:span text:style-name="T4"> <text:s text:c="8"/>Give God the glory! <text:s/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7" draw:text-style-name="P12" draw:layer="layout" svg:width="24.892cm" svg:height="7.279cm" svg:x="1.524cm" svg:y="0.508cm">
          <draw:text-box>
            <text:p text:style-name="P11"><text:span text:style-name="T3">4. </text:span><text:span text:style-name="T4">Weeping, be gone; Sorrow, be silent:</text:span></text:p>
            <text:p text:style-name="P4"><text:span text:style-name="T4">Death put asunder, and Easter is bright.</text:span></text:p>
            <text:p text:style-name="P4"><text:span text:style-name="T4">Cherubim sing: “O grave, be open!”</text:span></text:p>
            <text:p text:style-name="P4"><text:span text:style-name="T4">Clothe us in wonder, adorn us in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 presentation:presentation-page-layout-name="AL1T0">
        <draw:frame draw:style-name="gr4" draw:text-style-name="P7" draw:layer="layout" svg:width="24.638cm" svg:height="5.134cm" svg:x="1.778cm" svg:y="0.508cm">
          <draw:text-box>
            <text:p text:style-name="P6"><text:span text:style-name="T11"><text:s/></text:span><text:span text:style-name="T9">Refrain:</text:span><text:span text:style-name="T10"> </text:span><text:span text:style-name="T7"><text:s/></text:span></text:p>
            <text:p text:style-name="P6"><text:span text:style-name="T7"><text:s text:c="9"/></text:span><text:span text:style-name="T4">Jesus is risen and we shall arise:</text:span><text:span text:style-name="T4"><text:line-break/></text:span><text:span text:style-name="T4"> <text:s text:c="8"/>Give God the glory! <text:s/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14" draw:layer="layout" svg:width="24.13cm" svg:height="7.011cm" svg:x="2.056cm" svg:y="0.457cm">
          <draw:text-box>
            <text:p text:style-name="P4"><text:span text:style-name="T3">5. </text:span><text:span text:style-name="T4">City of God, Easter forever,</text:span></text:p>
            <text:p text:style-name="P4"><text:span text:style-name="T4">Golden Jerusalem, Jesus the Lamb,</text:span></text:p>
            <text:p text:style-name="P4"><text:span text:style-name="T4">River of life, Saints and archangels,</text:span></text:p>
            <text:p text:style-name="P13"><text:span text:style-name="T4">Sing with creation to God the I A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 presentation:presentation-page-layout-name="AL1T0">
        <draw:frame draw:style-name="gr8" draw:text-style-name="P16" draw:layer="layout" svg:width="24.638cm" svg:height="13.264cm" svg:x="1.282cm" svg:y="0.543cm">
          <draw:text-box>
            <text:p text:style-name="P6"><text:span text:style-name="T11"><text:s/></text:span><text:span text:style-name="T9">Refrain:</text:span><text:span text:style-name="T12"> </text:span><text:span text:style-name="T7"><text:s/></text:span></text:p>
            <text:p text:style-name="P6"><text:span text:style-name="T7"><text:s text:c="8"/></text:span><text:span text:style-name="T4"><text:s/></text:span><text:span text:style-name="T4">Jesus is risen and we shall arise:</text:span><text:span text:style-name="T4"><text:line-break/></text:span><text:span text:style-name="T4"> <text:s text:c="8"/>Give God the glory! <text:s/>Alleluia!</text:span></text:p>
            <text:p text:style-name="P15"><text:span text:style-name="T13"/></text:p>
            <text:p text:style-name="P15"><text:span text:style-name="T14"/></text:p>
            <text:p><text:span text:style-name="T15"/></text:p>
            <text:p><text:span text:style-name="T15"><text:s text:c="8"/></text:span><text:span text:style-name="T16"><text:s text:c="2"/></text:span><text:span text:style-name="T17"><text:s/></text:span><text:span text:style-name="T18">© 1995 Augsburg Fortress.</text:span></text:p>
            <text:p><text:span text:style-name="T18"><text:s text:c="11"/></text:span><text:span text:style-name="T18">Used by permission: </text:span></text:p>
            <text:p><text:span text:style-name="T18"><text:s text:c="11"/></text:span><text:span text:style-name="T18">LSB Hymn License </text:span></text:p>
            <text:p><text:span text:style-name="T18"><text:s text:c="11"/></text:span><text:span text:style-name="T1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4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7T15:04:03.91</meta:creation-date>
    <dc:date>2019-04-24T12:07:34.976000000</dc:date>
    <meta:editing-duration>PT1H20M53S</meta:editing-duration>
    <meta:editing-cycles>22</meta:editing-cycles>
    <meta:generator>LibreOffice/6.1.5.2$Windows_X86_64 LibreOffice_project/90f8dcf33c87b3705e78202e3df5142b201bd805</meta:generator>
    <meta:document-statistic meta:object-count="186"/>
  </office:meta>
</office:document-meta>
</file>